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">
      <style:text-properties fo:font-size="9pt" style:font-size-asian="9pt" style:font-size-complex="9pt"/>
    </style:style>
    <style:style style:name="P2" style:family="paragraph" style:parent-style-name="Standard" style:list-style-name="L2">
      <style:text-properties fo:font-size="9pt" officeooo:rsid="0014f9cc" officeooo:paragraph-rsid="0014f9cc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f9cc" style:font-weight-asian="bold" style:font-weight-complex="bold"/>
    </style:style>
    <style:style style:name="T3" style:family="text">
      <style:text-properties fo:font-weight="bold" officeooo:rsid="00203c43" style:font-weight-asian="bold" style:font-weight-complex="bold"/>
    </style:style>
    <style:style style:name="T4" style:family="text">
      <style:text-properties officeooo:rsid="001941c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88615657" text:style-name="L2">
        <text:list-item>
          <text:p text:style-name="P1"><text:span text:style-name="T1">SELECT</text:span> nombre, apellidos</text:p>
          <text:p text:style-name="P1"><text:span text:style-name="T1">FROM</text:span> afiliados, permisos</text:p>
          <text:p text:style-name="P1"><text:span text:style-name="T1">WHERE</text:span> afiliados.ficha = permisos.ficha</text:p>
          <text:p text:style-name="P1"><text:span text:style-name="T1">AND</text:span> <text:span text:style-name="T1">LOWER</text:span> (licencia) <text:span text:style-name="T2">LIKE</text:span> 'a%';</text:p>
          <text:p text:style-name="P2"/>
        </text:list-item>
        <text:list-item>
          <text:p text:style-name="P2"><text:span text:style-name="T1">SELECT</text:span> comunidad, pez, apellidos, nombre</text:p>
          <text:p text:style-name="P2"><text:span text:style-name="T1">FROM</text:span> afiliados, capturaseventos, eventos, lugares</text:p>
          <text:p text:style-name="P2"><text:span text:style-name="T1">WHERE</text:span> afiliados.ficha = capturaseventos.ficha</text:p>
          <text:p text:style-name="P2"><text:span text:style-name="T1">AND</text:span> capturaseventos.evento = eventos.evento</text:p>
          <text:p text:style-name="P2"><text:span text:style-name="T1">AND</text:span> <text:span text:style-name="T1">EXTRACT</text:span> (year <text:span text:style-name="T1">FROM</text:span> fecha_evento) = 1998</text:p>
          <text:p text:style-name="P2"><text:span text:style-name="T1">AND</text:span> eventos.lugar = lugares.lugar</text:p>
          <text:p text:style-name="P2"><text:span text:style-name="T1">ORDER</text:span> <text:span text:style-name="T1">BY</text:span> comunidad, pez, apellidos;</text:p>
          <text:p text:style-name="P2"/>
        </text:list-item>
        <text:list-item>
          <text:p text:style-name="P2"><text:span text:style-name="T1">SELECT</text:span> evento, lugares.lugar, cauce</text:p>
          <text:p text:style-name="P2"><text:span text:style-name="T1">FROM</text:span> lugares</text:p>
          <text:p text:style-name="P2"><text:span text:style-name="T1">JOIN</text:span> eventos</text:p>
          <text:p text:style-name="P2"><text:span text:style-name="T1">ON</text:span> eventos.lugar = lugares.lugar</text:p>
          <text:p text:style-name="P2"><text:span text:style-name="T1">AND</text:span> evento = '%INTERNACIONAL%'</text:p>
          <text:p text:style-name="P2"><text:span text:style-name="T1">OR</text:span> evento = '%internacional%';</text:p>
          <text:p text:style-name="P2"/>
        </text:list-item>
        <text:list-item>
          <text:p text:style-name="P2"><text:span text:style-name="T1">SELECT</text:span> pez, talla, fecha_pesca, hora_pesca</text:p>
          <text:p text:style-name="P2"><text:span text:style-name="T1">FROM</text:span> capturassolos</text:p>
          <text:p text:style-name="P2"><text:span text:style-name="T1">ORDER</text:span> <text:span text:style-name="T1">BY</text:span> pez, talla <text:span text:style-name="T1">DESC</text:span>;</text:p>
          <text:p text:style-name="P2"/>
        </text:list-item>
        <text:list-item>
          <text:p text:style-name="P2"><text:span text:style-name="T1">SELECT</text:span> cauce</text:p>
          <text:p text:style-name="P2"><text:span text:style-name="T1">FROM</text:span> capturassolos</text:p>
          <text:p text:style-name="P2"><text:span text:style-name="T1">JOIN</text:span> lugares</text:p>
          <text:p text:style-name="P2"><text:span text:style-name="T1">ON</text:span> capturassolos.lugar = lugares.lugar</text:p>
          <text:p text:style-name="P2"><text:span text:style-name="T1">WHERE</text:span> talla/peso &gt; 3</text:p>
          <text:p text:style-name="P2"><text:span text:style-name="T1">AND</text:span> fecha_pesca is not null;</text:p>
          <text:p text:style-name="P2"/>
        </text:list-item>
        <text:list-item>
          <text:p text:style-name="P2"><text:span text:style-name="T1">SELECT</text:span> nombre, apellidos, observaciones</text:p>
          <text:p text:style-name="P2"><text:span text:style-name="T1">FROM</text:span> capturaseventos</text:p>
          <text:p text:style-name="P2"><text:span text:style-name="T1">JOIN</text:span> afiliados</text:p>
          <text:p text:style-name="P2"><text:span text:style-name="T1">ON</text:span> afiliados.ficha = capturaseventos.ficha</text:p>
          <text:p text:style-name="P2"><text:span text:style-name="T1">JOIN</text:span> peces</text:p>
          <text:p text:style-name="P2"><text:span text:style-name="T1">ON</text:span> capturaseventos.pez = peces.pez</text:p>
          <text:p text:style-name="P2"><text:span text:style-name="T1">WHERE</text:span> observaciones <text:span text:style-name="T3">LIKE</text:span> '%Habitat%rios%'</text:p>
          <text:p text:style-name="P2"><text:span text:style-name="T1">AND</text:span> fecha_pesca is not null;</text:p>
          <text:p text:style-name="P2"/>
        </text:list-item>
        <text:list-item>
          <text:p text:style-name="P2"><text:span text:style-name="T1">SELECT</text:span> a2.nombre, a2.apellidos</text:p>
          <text:p text:style-name="P2"><text:span text:style-name="T1">FROM</text:span> afiliados</text:p>
          <text:p text:style-name="P2"><text:span text:style-name="T1">JOIN</text:span> capturassolos</text:p>
          <text:p text:style-name="P2"><text:span text:style-name="T1">ON</text:span> afiliados.ficha = capturassolos.ficha</text:p>
          <text:p text:style-name="P2"><text:span text:style-name="T1">JOIN</text:span> afiliados a2</text:p>
          <text:p text:style-name="P2"><text:span text:style-name="T1">ON</text:span> a2.ficha = capturassolos.aval1</text:p>
          <text:p text:style-name="P2"><text:span text:style-name="T1">WHERE</text:span> a2.ficha = aval1</text:p>
          <text:p text:style-name="P2"><text:span text:style-name="T1">AND</text:span> afiliados.ficha = '1000';</text:p>
          <text:p text:style-name="P2"/>
        </text:list-item>
        <text:list-item>
          <text:p text:style-name="P2"><text:span text:style-name="T1">SELECT</text:span> evento</text:p>
          <text:p text:style-name="P2"><text:span text:style-name="T1">FROM</text:span> eventos</text:p>
          <text:p text:style-name="P2"><text:span text:style-name="T1">WHERE</text:span> observaciones is null;</text:p>
          <text:p text:style-name="P2"/>
        </text:list-item>
        <text:list-item>
          <text:p text:style-name="P2"><text:span text:style-name="T1">SELECT</text:span> afiliados.nombre AS Aval1, afiliados.apellidos AS Aval1, a2.nombre AS Aval2, a2.apellidos AS Aval2</text:p>
          <text:p text:style-name="P2"><text:span text:style-name="T1">FROM</text:span> afiliados, afiliados a2, capturassolos</text:p>
          <text:p text:style-name="P2"><text:span text:style-name="T1">WHERE</text:span> afiliados.ficha = capturassolos.aval1</text:p>
          <text:p text:style-name="P2"><text:span text:style-name="T1">AND</text:span> a2.ficha = aval2;</text:p>
          <text:p text:style-name="P2"/>
        </text:list-item>
        <text:list-item>
          <text:p text:style-name="P2"><text:span text:style-name="T1">SELECT</text:span> <text:span text:style-name="T1">DISTINCT</text:span> nombre, apellidos</text:p>
          <text:p text:style-name="P2"><text:span text:style-name="T1">FROM</text:span> afiliados, participaciones, eventos</text:p>
          <text:p text:style-name="P2"><text:span text:style-name="T1">WHERE</text:span> afiliados.ficha = participaciones.ficha</text:p>
          <text:p text:style-name="P2"><text:span text:style-name="T1">AND</text:span> participaciones.evento = eventos.evento</text:p>
          <text:p text:style-name="P2"><text:span text:style-name="T1">AND</text:span> posicion &lt;= '4'</text:p>
          <text:p text:style-name="P2"><text:span text:style-name="T1">OR</text:span> ((eventos.lugar = 'Coto De Pilar') <text:span text:style-name="T1">OR</text:span> (eventos.lugar = 'Coto De Fardes'))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8:22:46.262130238</meta:creation-date>
    <dc:date>2018-12-04T09:40:25.040128019</dc:date>
    <meta:editing-duration>PT1H7M24S</meta:editing-duration>
    <meta:editing-cycles>16</meta:editing-cycles>
    <meta:generator>LibreOffice/6.0.6.2$Linux_X86_64 LibreOffice_project/00m0$Build-2</meta:generator>
    <meta:document-statistic meta:table-count="0" meta:image-count="0" meta:object-count="0" meta:page-count="1" meta:paragraph-count="55" meta:word-count="229" meta:character-count="1743" meta:non-whitespace-character-count="1579"/>
  </office:meta>
</office:document-meta>
</file>